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 Ready Combat Equipment</text:p>
      <text:p text:style-name="Standard">In the combat main menu is the option 'READY'. When the combatant selects this option we call any scripts named 'OnReadyEquipmentSet'. We call it twice with hook parameter 5 indicating what is to be done.</text:p>
      <text:p text:style-name="Standard"/>
      <text:p text:style-name="Heading">Parameters</text:p>
      <text:p text:style-name="Standard">If hook parameter 5 is blank then we expect your script to return a list of of the names of the available equipment sets with a slash between the names. For example: "Ranged/Melee/Magical".</text:p>
      <text:p text:style-name="Standard">If hook parameter 5 is non-blank then it is the name of the equipment set that the player has chosen. For example: "Melee". This second call will not occur if the player cancels the selection.</text:p>
      <text:p text:style-name="Heading">Context</text:p>
      <text:p text:style-name="Standard"/>
      <text:p text:style-name="Standard">Charac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09:54:48.40</meta:creation-date>
    <meta:generator>OpenOffice.org/3.2$Win32 OpenOffice.org_project/320m12$Build-9483</meta:generator>
    <meta:document-statistic meta:table-count="0" meta:image-count="0" meta:object-count="0" meta:page-count="1" meta:paragraph-count="7" meta:word-count="110" meta:character-count="636"/>
    <dc:date>2010-05-26T09:56:48.84</dc:date>
    <dc:creator>Paul Stevens</dc:creator>
    <meta:editing-duration>PT00H02M00S</meta:editing-duration>
    <meta:editing-cycles>1</meta:editing-cycles>
  </office:meta>
</office:document-meta>
</file>